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Courier1" fo:font-size="12pt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style:font-name="Courier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73cm" svg:height="2.54cm" svg:x="2.27cm" svg:y="2.016cm">
          <text:p text:style-name="P1"><text:span text:style-name="T1">addition :: Int -&gt; Int -&gt; Int</text:span></text:p>
          <text:p text:style-name="P1"><text:span text:style-name="T1">addition x y = (x + y)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7.73cm" svg:height="3.556cm" svg:x="2.27cm" svg:y="5.826cm">
          <text:p text:style-name="P1"><text:span text:style-name="T1"/></text:p>
          <text:p text:style-name="P1"><text:span text:style-name="T1">addition_r8m :: GHC.Types.Int -&gt; GHC.Types.Int -&gt; GHC.Types.Int</text:span></text:p>
          <text:p text:style-name="P1"><text:span text:style-name="T1">[GblId, Arity=2, Str=DmdType]</text:span></text:p>
          <text:p text:style-name="P1"><text:span text:style-name="T1">addition_r8m =</text:span></text:p>
          <text:p text:style-name="P1"><text:span text:style-name="T1"><text:s text:c="2"/></text:span><text:span text:style-name="T1">\ (x_a9l :: GHC.Types.Int) (y_a9m :: GHC.Types.Int) -&gt;</text:span></text:p>
          <text:p text:style-name="P1"><text:span text:style-name="T1"><text:s text:c="4"/></text:span><text:span text:style-name="T1">GHC.Num.+ @ GHC.Types.Int GHC.Num.$fNumInt x_a9l y_a9m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7.73cm" svg:height="4.445cm" svg:x="2.27cm" svg:y="10.652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addition_r8m :: GHC.Types.Int -&gt; GHC.Types.Int -&gt; GHC.Types.Int</text:span></text:p>
          <text:p text:style-name="P1"><text:span text:style-name="T1">[GblId, Arity=2, Str=DmdType, Unf=OtherCon []] =</text:span></text:p>
          <text:p text:style-name="P1"><text:span text:style-name="T1"><text:s text:c="4"/></text:span><text:span text:style-name="T1">sat-only \r srt:SRT:[(r9o, GHC.Num.$fNumInt)] [x_smq y_smr]</text:span></text:p>
          <text:p text:style-name="P1"><text:span text:style-name="T1"><text:s text:c="8"/></text:span><text:span text:style-name="T1">GHC.Num.+ GHC.Num.$fNumInt x_smq y_smr;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889cm" svg:y1="25.511cm" svg:x2="1.889cm" svg:y2="2.905cm">
          <text:p text:style-name="P3">Successive recastings</text:p>
          <text:p text:style-name="P3"/>
        </draw:line>
        <draw:custom-shape draw:style-name="gr1" draw:text-style-name="P3" draw:layer="layout" svg:width="3.125cm" svg:height="2.032cm" svg:x="16.748cm" svg:y="2.27cm">
          <text:p text:style-name="P3">Haske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3.048cm" svg:height="2.032cm" svg:x="16.875cm" svg:y="6.842cm">
          <text:p text:style-name="P3">Co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7.73cm" svg:height="3.937cm" svg:x="2.27cm" svg:y="16.24cm">
          <text:p text:style-name="P1"><text:span text:style-name="T1">...</text:span></text:p>
          <text:p text:style-name="P1"><text:span text:style-name="T1">cmG:</text:span></text:p>
          <text:p text:style-name="P1"><text:span text:style-name="T1"><text:s text:c="2"/></text:span><text:span text:style-name="T1">R2 = GHC.Num.$fNumInt_closure; <text:s text:c="2"/>// CmmAssign</text:span></text:p>
          <text:p text:style-name="P1"><text:span text:style-name="T1"><text:s text:c="2"/></text:span><text:span text:style-name="T1">I64[(old + 32)] = stg_ap_pp_info; <text:s text:c="2"/>// CmmStore</text:span></text:p>
          <text:p text:style-name="P1"><text:span text:style-name="T1"><text:s text:c="2"/></text:span><text:span text:style-name="T1">P64[(old + 24)] = _smo::P64; <text:s text:c="2"/>// CmmStore</text:span></text:p>
          <text:p text:style-name="P1"><text:span text:style-name="T1"><text:s text:c="2"/></text:span><text:span text:style-name="T1">P64[(old + 16)] = _smp::P64; <text:s text:c="2"/>// CmmStore</text:span></text:p>
          <text:p text:style-name="P1"><text:span text:style-name="T1"><text:s text:c="2"/></text:span><text:span text:style-name="T1">call GHC.Num.+_info(R2) args: 32, res: 0, upd: 8; <text:s text:c="2"/>// CmmCall</text:span></text:p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048cm" svg:height="2.032cm" svg:x="16.875cm" svg:y="10.779cm">
          <text:p text:style-name="P3">St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3.048cm" svg:height="2.032cm" svg:x="16.875cm" svg:y="16.494cm">
          <text:p text:style-name="P3">Cm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7.73cm" svg:height="5.842cm" svg:x="2.27cm" svg:y="21.32cm">
          <text:p text:style-name="P1"><text:span text:style-name="T1">...</text:span></text:p>
          <text:p text:style-name="P1"><text:span text:style-name="T1">_cmG:</text:span></text:p>
          <text:p text:style-name="P1"><text:span text:style-name="T1"><text:s text:c="3"/></text:span><text:span text:style-name="T1">movq %r14,%rax</text:span></text:p>
          <text:p text:style-name="P1"><text:span text:style-name="T1"><text:s text:c="3"/></text:span><text:span text:style-name="T1">movl $GHC.Num.$fNumInt_closure,%r14d</text:span></text:p>
          <text:p text:style-name="P1"><text:span text:style-name="T1"><text:s text:c="3"/></text:span><text:span text:style-name="T1">movq $stg_ap_pp_info,-24(%rbp)</text:span></text:p>
          <text:p text:style-name="P1"><text:span text:style-name="T1"><text:s text:c="3"/></text:span><text:span text:style-name="T1">movq %rax,-16(%rbp)</text:span></text:p>
          <text:p text:style-name="P1"><text:span text:style-name="T1"><text:s text:c="3"/></text:span><text:span text:style-name="T1">movq %rsi,-8(%rbp)</text:span></text:p>
          <text:p text:style-name="P1"><text:span text:style-name="T1"><text:s text:c="3"/></text:span><text:span text:style-name="T1">addq $-24,%rbp</text:span></text:p>
          <text:p text:style-name="P1"><text:span text:style-name="T1"><text:s text:c="3"/></text:span><text:span text:style-name="T1">jmp GHC.Num.+_info</text:span></text:p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3.048cm" svg:height="2.032cm" svg:x="16.748cm" svg:y="22.463cm">
          <text:p text:style-name="P3">x64</text:p>
          <text:p text:style-name="P3">assembly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ash Rouhani</meta:initial-creator>
    <meta:creation-date>2014-03-03T21:58:38.403587153</meta:creation-date>
    <dc:date>2014-03-04T20:57:43.804470063</dc:date>
    <dc:creator>Arash Rouhani</dc:creator>
    <meta:editing-duration>PT32M34S</meta:editing-duration>
    <meta:editing-cycles>4</meta:editing-cycles>
    <meta:generator>LibreOffice/4.1.3.2$Linux_X86_64 LibreOffice_project/410m0$Build-2</meta:generator>
    <meta:document-statistic meta:object-count="11"/>
  </office:meta>
</office:document-meta>
</file>